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ced" officeooo:paragraph-rsid="00160ced"/>
    </style:style>
    <style:style style:name="P2" style:family="paragraph" style:parent-style-name="Standard">
      <style:text-properties fo:font-weight="bold" officeooo:rsid="00160ced" officeooo:paragraph-rsid="00160ced" style:font-weight-asian="bold" style:font-weight-complex="bold"/>
    </style:style>
    <style:style style:name="P3" style:family="paragraph" style:parent-style-name="Standard">
      <style:text-properties officeooo:rsid="00173f7e" officeooo:paragraph-rsid="00173f7e"/>
    </style:style>
    <style:style style:name="P4" style:family="paragraph" style:parent-style-name="Standard">
      <style:text-properties officeooo:rsid="00182eea" officeooo:paragraph-rsid="00182eea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3f7e" officeooo:paragraph-rsid="00173f7e"/>
    </style:style>
    <style:style style:name="T1" style:family="text">
      <style:text-properties officeooo:rsid="00173f7e"/>
    </style:style>
    <style:style style:name="T2" style:family="text">
      <style:text-properties officeooo:rsid="0017c55d"/>
    </style:style>
    <style:style style:name="T3" style:family="text">
      <style:text-properties officeooo:rsid="00182e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sumé test Sprint 2</text:p>
      <text:p text:style-name="P1"/>
      <text:p text:style-name="P1">5 - Ajout d'attributs dans une classe : ne pas afficher {static} et {abstract}</text:p>
      <text:p text:style-name="P1">surcharge inutilement le contenu car information déjà visible (souligné ou italique)</text:p>
      <text:p text:style-name="P1"/>
      <text:p text:style-name="P1">6 - Boite de paramétrage d'une entité</text:p>
      <text:p text:style-name="P1">Quel est le rôle du bouton éditer ?</text:p>
      <text:p text:style-name="P1"/>
      <text:p text:style-name="P1">11 - Création d'une classe dont le nom existe déjà</text:p>
      <text:p text:style-name="P1">OK → message</text:p>
      <text:p text:style-name="P1">mais ne retourne pas à la boite de création de la classe après </text:p>
      <text:p text:style-name="P1">(remarque : fonctionne pour un diagramme)</text:p>
      <text:p text:style-name="P1"/>
      <text:p text:style-name="P1">14 – Sauvegarder un projet</text:p>
      <text:p text:style-name="P1">sauvegarde projet, puis fermeture =&gt; une boite de dialogue s'ouvre pour demander si on souhaite enregistrer !</text:p>
      <text:p text:style-name="P1"/>
      <text:p text:style-name="P1">Enregistrer sous =&gt; les projets existants ne sont pas <text:span text:style-name="T1">affichés</text:span></text:p>
      <text:p text:style-name="P3">Définir une extension pour les noms de fichiers générés</text:p>
      <text:p text:style-name="P1"/>
      <text:p text:style-name="P1">15 – Ouverture d'un projet sauvegardé</text:p>
      <text:p text:style-name="P3">OK si fenêtre vide</text:p>
      <text:p text:style-name="P3">si projet déjà affiché, alors suppression du projet en cours (sans avertissement ni sauvegarde) puis affichage du projet demandé en ouverture. Certains diagrames du projet précédent sont toujours visibles !</text:p>
      <text:p text:style-name="P3"/>
      <text:p text:style-name="P3">19 – supprimer un projet</text:p>
      <text:p text:style-name="P3">Intérêt ? - Combien de projet peuvent être ouverts simultannément ?</text:p>
      <text:p text:style-name="P3"/>
      <text:p text:style-name="P3">26 – Modifier le type d'une relation</text:p>
      <text:p text:style-name="P3">pb de sensibilité de la souris pour sélectionner la relation. Peut-on paramétrer cette sensibilité ?</text:p>
      <text:p text:style-name="P3"/>
      <text:p text:style-name="P4">Augmenter la taille des losanges (composition, agrégation)</text:p>
      <text:p text:style-name="P5"/>
      <text:p text:style-name="P3"/>
      <text:p text:style-name="P3">- Cacher un attribut → OK</text:p>
      <text:p text:style-name="P3">Valider une entité → revenir sur son contenu → modification (cacher ou afficher) et valider</text:p>
      <text:p text:style-name="P3">→ une boite de message s'ouvre pour indiquer que les modifications n'ont pas été sauvegardées !</text:p>
      <text:p text:style-name="P3"/>
      <text:p text:style-name="P3">La liste des éléments cachés n'est pas identifiable facilement (il faut sélectionner successivmeent chaque élément)</text:p>
      <text:p text:style-name="P3">Prévoir un affichage différent selon état de l'attribut (couleur, ou symbole, …)</text:p>
      <text:p text:style-name="P3"/>
      <text:p text:style-name="P3">- A l'ouverture d'une boite de paramétrage des entités, modifier l'ordre des onglets :</text:p>
      <text:p text:style-name="P3"><text:tab/>1 – Attributs (doit être ouvert par défaut, sauf pour enumération)</text:p>
      <text:p text:style-name="P3"><text:tab/>2 – Méthodes</text:p>
      <text:p text:style-name="P3"><text:tab/>3 – Champs enum (ouvert par défaut pour les énumérations)</text:p>
      <text:p text:style-name="P1"><text:tab/><text:span text:style-name="T1">4 – Autres (ou commentaire)</text:span></text:p>
      <text:p text:style-name="P1"/>
      <text:p text:style-name="P1">- <text:span text:style-name="T1">Il m'est arrvié d'avoir des entité définies dans un diagramme de classe, mais non présentes dans la liste de gauche (A reproduire pour déterminer dans quel cas cela se produit)</text:span></text:p>
      <text:p text:style-name="P1"/>
      <text:p text:style-name="P1"><text:soft-page-break/>- <text:span text:style-name="T1">Augmenter la largeur des onglets pour les diagrammes. La croix de fermeture est trop proche du nom → fermeture du diagramme au lieu de le sélectionner</text:span></text:p>
      <text:p text:style-name="P1">- <text:span text:style-name="T2">Définir une largeur (par défaut – pas en %) pour les parties droite et gauche afin de conserver tout l'espace restant pour la partie centrale.</text:span></text:p>
      <text:p text:style-name="P1"/>
      <text:p text:style-name="P1">- <text:span text:style-name="T3">Impression (PDF Creator)</text:span></text:p>
      <text:p text:style-name="P4">OK sauf pas de mise à l'échelle proposé </text:p>
      <text:p text:style-name="P4">Contenu partiel limité à 1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auste </meta:initial-creator>
    <meta:creation-date>2016-04-22T08:23:23.907380155</meta:creation-date>
    <dc:date>2016-04-22T09:05:53.229704149</dc:date>
    <dc:creator>herauste </dc:creator>
    <meta:editing-duration>PT42M28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2" meta:paragraph-count="37" meta:word-count="402" meta:character-count="2447" meta:non-whitespace-character-count="2067"/>
  </office:meta>
</office:document-meta>
</file>